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en" fo:country="US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language="en" fo:country="US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language="en" fo:country="US" fo:background-color="#ffff00"/>
    </style:style>
    <style:style style:name="T1" style:family="text">
      <style:text-properties officeooo:rsid="00047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thods <text:span text:style-name="T1">for vegetation surveys</text:span></text:h>
      <text:p text:style-name="P1"/>
      <text:p text:style-name="P1">Plots were distributed pairwise on each side of the dike (water/land). Size of plots 25 m². Vegetation surveys with Braun-Blanquet method and Pfadenhauer scale. Vegetation cover and moss cover were estimated, and vegetation height measured (10cm steps).</text:p>
      <text:p text:style-name="P4">WEITER BEARBEIT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76cm" style:contextual-spacing="false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de" fo:country="DE" style:font-name-asian="Courier New" style:font-family-asian="'Courier New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_2c_Ü1" style:display-name="heading 1,Ü1" style:family="paragraph" style:parent-style-name="Standard" style:default-outline-level="1" style:list-style-name="">
      <style:paragraph-properties fo:margin-left="0.762cm" fo:margin-right="0cm" fo:margin-top="0.423cm" fo:margin-bottom="0.176cm" style:contextual-spacing="false" fo:keep-together="always" fo:text-indent="-0.762cm" style:auto-text-indent="false" fo:keep-with-next="always"/>
      <style:text-properties fo:color="#262626" loext:opacity="100%" fo:font-size="16pt" style:font-name-asian="Times New Roman1" style:font-family-asian="'Times New Roman'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_2c_Ü2" style:display-name="heading 2,Ü2" style:family="paragraph" style:parent-style-name="Standard" style:default-outline-level="2" style:list-style-name="">
      <style:paragraph-properties fo:margin-left="1.016cm" fo:margin-right="0cm" fo:margin-top="0.071cm" fo:margin-bottom="0.176cm" style:contextual-spacing="false" fo:keep-together="always" fo:text-indent="-1.016cm" style:auto-text-indent="false" fo:keep-with-next="always"/>
      <style:text-properties fo:color="#262626" loext:opacity="100%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3_2c_Ü3" style:display-name="heading 3,Ü3" style:family="paragraph" style:parent-style-name="Standard" style:default-outline-level="3" style:list-style-name="">
      <style:paragraph-properties fo:margin-left="1.27cm" fo:margin-right="0cm" fo:margin-top="0.071cm" fo:margin-bottom="0.176cm" style:contextual-spacing="false" fo:keep-together="always" fo:text-indent="-1.27cm" style:auto-text-indent="false" fo:keep-with-next="always"/>
      <style:text-properties fo:color="#0d0d0d" loext:opacity="100%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_2c_Ü4" style:display-name="heading 4,Ü4" style:family="paragraph" style:parent-style-name="Standard" style:default-outline-level="4" style:list-style-name="">
      <style:paragraph-properties fo:margin-left="1.524cm" fo:margin-right="0cm" fo:margin-top="0.071cm" fo:margin-bottom="0.176cm" style:contextual-spacing="false" fo:keep-together="always" fo:text-indent="-1.524cm" style:auto-text-indent="false" fo:keep-with-next="always"/>
      <style:text-properties fo:color="#404040" loext:opacity="100%" fo:font-style="italic" style:font-name-asian="Times New Roman1" style:font-family-asian="'Times New Roman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5_2c_Ü5" style:display-name="heading 5,Ü5" style:family="paragraph" style:parent-style-name="Standard" style:default-outline-level="5" style:list-style-name="">
      <style:paragraph-properties fo:margin-left="1.778cm" fo:margin-right="0cm" fo:margin-top="0.071cm" fo:margin-bottom="0.176cm" style:contextual-spacing="false" fo:keep-together="always" fo:text-indent="-1.778cm" style:auto-text-indent="false" fo:keep-with-next="always"/>
      <style:text-properties fo:color="#404040" loext:opacity="100%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left="2.032cm" fo:margin-right="0cm" fo:margin-top="0.071cm" fo:margin-bottom="0.176cm" style:contextual-spacing="false" fo:keep-together="always" fo:text-indent="-2.032cm" style:auto-text-indent="false" fo:keep-with-next="always"/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left="2.286cm" fo:margin-right="0cm" fo:margin-top="0.071cm" fo:margin-bottom="0.176cm" style:contextual-spacing="false" fo:keep-together="always" fo:text-indent="-2.286cm" style:auto-text-indent="false" fo:keep-with-next="always"/>
      <style:text-properties fo:font-style="italic" style:font-name-asian="Times New Roman1" style:font-family-asian="'Times New Roman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left="2.54cm" fo:margin-right="0cm" fo:margin-top="0.071cm" fo:margin-bottom="0.176cm" style:contextual-spacing="false" fo:keep-together="always" fo:text-indent="-2.54cm" style:auto-text-indent="false" fo:keep-with-next="always"/>
      <style:text-properties fo:color="#262626" loext:opacity="100%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left="2.794cm" fo:margin-right="0cm" fo:margin-top="0.071cm" fo:margin-bottom="0.176cm" style:contextual-spacing="false" fo:keep-together="always" fo:text-indent="-2.794cm" style:auto-text-indent="false" fo:keep-with-next="always"/>
      <style:text-properties fo:color="#262626" loext:opacity="100%" fo:font-size="10.5pt" fo:font-style="italic" style:font-name-asian="Times New Roman1" style:font-family-asian="'Times New Roman'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rmal_20_Table" style:display-name="Normal Table" style:family="paragraph" style:default-outline-level="">
      <style:paragraph-properties fo:margin-top="0cm" fo:margin-bottom="0.176cm" style:contextual-spacing="false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de" fo:country="DE" style:font-name-asian="Courier New" style:font-family-asian="'Courier New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Kursiv" style:family="paragraph" style:parent-style-name="Standard" style:default-outline-level="">
      <style:text-properties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76cm" style:contextual-spacing="true"/>
      <style:text-properties fo:font-size="28pt" fo:letter-spacing="-0.018cm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caption_2c_Abb.US" style:display-name="caption,Abb.US" style:family="paragraph" style:parent-style-name="Standard" style:default-outline-level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OC_20_Heading_2c_Inh.ÜS_2c_Inhvz.ÜS" style:display-name="TOC Heading,Inh.ÜS,Inhvz.ÜS" style:family="paragraph" style:parent-style-name="heading_20_1_2c_Ü1" style:default-outline-level="" style:list-style-name="WWNum28">
      <style:paragraph-properties fo:margin-left="0.762cm" fo:margin-right="0cm" fo:margin-top="0.423cm" fo:margin-bottom="0.176cm" style:contextual-spacing="false" fo:keep-together="always" fo:text-indent="-0.762cm" style:auto-text-indent="false" fo:keep-with-next="always"/>
      <style:text-properties fo:color="#262626" loext:opacity="100%" fo:font-size="16pt" style:font-name-asian="Times New Roman1" style:font-family-asian="'Times New Roman'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Bibliography_2c_Lvz.TX_2c_Litvz.TX" style:display-name="Bibliography,Lvz.TX,Litvz.TX" style:family="paragraph" style:parent-style-name="Standard" style:default-outline-level="">
      <style:paragraph-properties fo:margin-left="1.27cm" fo:margin-right="0cm" fo:text-align="justify" style:justify-single-word="false" fo:keep-together="always" fo:hyphenation-ladder-count="no-limit" fo:text-indent="-1.27cm" style:auto-text-indent="false" style:vertical-align="baseline"/>
      <style:text-properties fo:font-size="10pt" style:letter-kerning="true" style:font-name-asian="Calibri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ubtitle_2c_UT_20_weit" style:display-name="Subtitle,UT weit" style:family="paragraph" style:parent-style-name="Standard" style:default-outline-level="">
      <style:text-properties fo:color="#5a5a5a" loext:opacity="100%" fo:letter-spacing="0.026cm"/>
    </style:style>
    <style:style style:name="Tabellenbeschriftung_2c_Tab.ÜS" style:display-name="Tabellenbeschriftung,Tab.ÜS" style:family="paragraph" style:parent-style-name="Standard" style:default-outline-level="">
      <style:paragraph-properties fo:line-height="0.318cm" fo:text-align="justify" style:justify-single-word="false"/>
      <style:text-properties fo:font-size="7pt" style:font-size-asian="7pt" style:font-name-complex="Arial1" style:font-family-complex="Arial" style:font-family-generic-complex="system" style:font-pitch-complex="variable"/>
    </style:style>
    <style:style style:name="Table_20_Grid" style:display-name="Table Grid" style:family="paragraph" style:parent-style-name="Normal_20_Table" style:default-outline-level="">
      <style:text-properties fo:language="en" fo:country="US"/>
    </style:style>
    <style:style style:name="Tab.BzL" style:family="paragraph" style:parent-style-name="Standard" style:default-outline-level="">
      <style:text-properties fo:font-size="9pt" fo:font-weight="bold" style:font-size-asian="9pt" style:font-weight-asian="bold"/>
    </style:style>
    <style:style style:name="Tab.BzM" style:family="paragraph" style:parent-style-name="Tab.BzL" style:default-outline-level="">
      <style:paragraph-properties fo:text-align="center" style:justify-single-word="false"/>
      <style:text-properties fo:font-size="9pt" fo:font-weight="bold" style:font-size-asian="9pt" style:font-weight-asian="bold"/>
    </style:style>
    <style:style style:name="Tab.TxM" style:family="paragraph" style:parent-style-name="Tab.BzM" style:default-outline-level="">
      <style:paragraph-properties fo:text-align="center" style:justify-single-word="false"/>
      <style:text-properties fo:font-size="9pt" fo:font-weight="bold" style:font-size-asian="9pt" style:font-weight-asian="bold"/>
    </style:style>
    <style:style style:name="Tab.TxL" style:family="paragraph" style:parent-style-name="Tab.TxM" style:default-outline-level="">
      <style:text-properties fo:font-size="9pt" fo:font-weight="bold" style:font-size-asian="9pt" style:font-weight-asian="bold"/>
    </style:style>
    <style:style style:name="Wissenschaftlich" style:family="paragraph" style:parent-style-name="Standard" style:default-outline-level="">
      <style:paragraph-properties fo:margin-top="0.212cm" fo:margin-bottom="0.176cm" style:contextual-spacing="false" fo:line-height="150%" fo:text-align="justify" style:justify-single-word="false"/>
    </style:style>
    <style:style style:name="table_20_of_20_figures_2c_Avz.TX_2c_Abbvz.TX" style:display-name="table of figures,Avz.TX,Abbvz.TX" style:family="paragraph" style:parent-style-name="Standard" style:default-outline-level=""/>
    <style:style style:name="Wissenschaftliche_20_Tabelle" style:display-name="Wissenschaftliche Tabelle" style:family="paragraph" style:parent-style-name="Normal_20_Table" style:default-outline-level="">
      <style:text-properties fo:language="en" fo:country="US"/>
    </style:style>
    <style:style style:name="Inhaltsverzeichnis_2c_Inhvz." style:display-name="Inhaltsverzeichnis,Inhvz." style:family="paragraph" style:default-outline-level="">
      <style:paragraph-properties fo:margin-left="0.85cm" fo:margin-right="0cm" fo:line-height="150%" fo:hyphenation-ladder-count="no-limit" fo:text-indent="-0.85cm" style:auto-text-indent="false" style:vertical-align="baseline">
        <style:tab-stops>
          <style:tab-stop style:position="0.847cm"/>
          <style:tab-stop style:position="1cm"/>
          <style:tab-stop style:position="15.984cm" style:type="right" style:leader-style="dotted" style:leader-text="."/>
        </style:tab-stops>
      </style:paragraph-properties>
      <style:text-properties style:letter-kerning="true" style:language-asian="de" style:country-asian="DE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oc_20_1_2c_Inhvz.1" style:display-name="toc 1,Inhvz.1" style:family="paragraph" style:parent-style-name="Standard" style:default-outline-level="">
      <style:text-properties fo:font-weight="bold" style:font-weight-asian="bold"/>
    </style:style>
    <style:style style:name="Literaturverzeichnisüberschrift_2c_Litvz.ÜS" style:display-name="Literaturverzeichnisüberschrift,Litvz.ÜS" style:family="paragraph" style:parent-style-name="Standard" style:default-outline-level="">
      <style:paragraph-properties fo:orphans="0" fo:widows="0" fo:hyphenation-ladder-count="no-limit" fo:padding-left="0cm" fo:padding-right="0cm" fo:padding-top="0.071cm" fo:padding-bottom="0.035cm" fo:border-left="none" fo:border-right="none" fo:border-top="0.51pt solid #2f5496" fo:border-bottom="0.51pt solid #2f5496" style:vertical-align="baseline"/>
      <style:text-properties fo:text-transform="uppercase" fo:color="#2f5496" loext:opacity="100%" style:letter-kerning="true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6pt" fo:hyphenate="false" fo:hyphenation-remain-char-count="2" fo:hyphenation-push-char-count="2" loext:hyphenation-no-caps="false"/>
    </style:style>
    <style:style style:name="Tabellenraster3" style:family="paragraph" style:parent-style-name="Normal_20_Table" style:default-outline-level=""/>
    <style:style style:name="Tabellenabsatz_2c_Tab.TX" style:display-name="Tabellenabsatz,Tab.TX" style:family="paragraph" style:parent-style-name="Standard" style:default-outline-level="">
      <style:paragraph-properties fo:margin-top="0.212cm" fo:margin-bottom="0.212cm" style:contextual-spacing="false"/>
      <style:text-properties fo:font-size="9pt" style:font-size-asian="9pt"/>
    </style:style>
    <style:style style:name="Citavi_20_Bibliography_20_Entry" style:display-name="Citavi Bibliography Entry" style:family="paragraph" style:parent-style-name="Standard" style:default-outline-level="">
      <style:paragraph-properties fo:margin-left="0.499cm" fo:margin-right="0cm" fo:margin-top="0cm" fo:margin-bottom="0.106cm" style:contextual-spacing="false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style:font-pitch="variable" fo:font-size="12pt" style:font-name-asian="Helvetica1" style:font-family-asian="Helvetica" style:font-family-generic-asian="system" style:font-pitch-asian="variable" style:font-size-asian="12pt" style:language-asian="de" style:country-asian="DE"/>
    </style:style>
    <style:style style:name="Citavi_20_Bibliography_20_Heading" style:display-name="Citavi Bibliography Heading" style:family="paragraph" style:parent-style-name="heading_20_1_2c_Ü1" style:default-outline-level="1" style:list-style-name="">
      <style:paragraph-properties fo:margin-left="0.76cm" fo:margin-right="0cm" fo:margin-top="0.423cm" fo:margin-bottom="0.423cm" style:contextual-spacing="false" fo:text-align="justify" style:justify-single-word="false" fo:keep-together="always" fo:text-indent="-0.76cm" style:auto-text-indent="false" fo:break-before="page" fo:keep-with-next="always"/>
      <style:text-properties style:font-name="Times New Roman" fo:font-family="'Times New Roman'" style:font-family-generic="roman" style:font-pitch="variable" fo:font-size="12pt" fo:letter-spacing="0.035cm" style:letter-kerning="true" style:font-name-asian="Times New Roman1" style:font-family-asian="'Times New Roman'" style:font-family-generic-asian="system" style:font-pitch-asian="variable" style:font-size-asian="12pt" style:language-asian="de" style:country-asian="DE" style:font-size-complex="16pt" style:font-weight-complex="bold"/>
    </style:style>
    <style:style style:name="UT_20_eng" style:display-name="UT eng" style:family="paragraph" style:parent-style-name="Subtitle_2c_UT_20_weit" style:default-outline-level="">
      <style:text-properties fo:color="#5a5a5a" loext:opacity="100%" style:font-name-asian="Helvetica1" style:font-family-asian="Helvetica" style:font-family-generic-asian="system" style:font-pitch-asian="variable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76cm" style:contextual-spacing="true" fo:text-indent="0cm" style:auto-text-indent="false"/>
    </style:style>
    <style:style style:name="toc_20_2_2c_Inhvz.2" style:display-name="toc 2,Inhvz.2" style:family="paragraph" style:parent-style-name="Standard" style:default-outline-level="">
      <style:paragraph-properties fo:margin-left="0.388cm" fo:margin-right="0cm" fo:text-indent="0cm" style:auto-text-indent="false"/>
    </style:style>
    <style:style style:name="toc_20_3_2c_Inhvz.3" style:display-name="toc 3,Inhvz.3" style:family="paragraph" style:parent-style-name="Standard" style:auto-update="true" style:default-outline-level="">
      <style:paragraph-properties fo:margin-left="0.776cm" fo:margin-right="0cm" fo:text-indent="0cm" style:auto-text-indent="false"/>
      <style:text-properties fo:font-size="8pt" style:font-size-asian="8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164cm" fo:margin-right="0cm" fo:text-indent="0cm" style:auto-text-indent="false"/>
    </style:style>
    <style:style style:name="footnote_20_text_2c_Fuß.TX" style:display-name="footnote text,Fuß.TX" style:family="paragraph" style:parent-style-name="Standard" style:default-outline-level="">
      <style:paragraph-properties fo:margin-left="0.199cm" fo:margin-right="0cm" fo:text-indent="-0.199cm" style:auto-text-indent="false"/>
      <style:text-properties fo:font-size="9pt" style:font-size-asian="9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color="#595959" loext:opacity="100%"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color="#595959" loext:opacity="100%" fo:font-size="10pt" style:font-size-asian="10pt"/>
    </style:style>
    <style:style style:name="List_20_Bullet" style:display-name="List Bullet" style:family="paragraph" style:parent-style-name="Standard" style:default-outline-level="">
      <style:paragraph-properties fo:margin-top="0cm" fo:margin-bottom="0.176cm" style:contextual-spacing="true">
        <style:tab-stops>
          <style:tab-stop style:position="0.635cm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  <style:text-properties style:language-asian="de" style:country-asian="DE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.176cm" style:contextual-spacing="false" fo:text-align="start" style:justify-single-word="false" fo:orphans="2" fo:widows="2" style:vertical-align="auto"/>
      <style:text-properties style:font-name="Helvetica" fo:font-family="Helvetica" style:font-family-generic="roman" style:font-pitch="variable" fo:font-size="11pt" fo:language="en" fo:country="US" style:font-name-asian="Courier New" style:font-family-asian="'Courier New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default-outline-level="">
      <style:paragraph-properties fo:margin-left="1.524cm" fo:margin-right="1.524cm" fo:margin-top="0.353cm" fo:margin-bottom="0.176cm" style:contextual-spacing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/>
    </style:style>
    <style:style style:name="Plain_20_Table_20_1" style:display-name="Plain Table 1" style:family="paragraph" style:parent-style-name="Normal_20_Table" style:default-outline-level="">
      <style:text-properties fo:language="en" fo:country="US"/>
    </style:style>
    <style:style style:name="Plain_20_Table_20_3" style:display-name="Plain Table 3" style:family="paragraph" style:parent-style-name="Normal_20_Table" style:default-outline-level="">
      <style:text-properties fo:language="en" fo:country="US"/>
    </style:style>
    <style:style style:name="Plain_20_Table_20_5" style:display-name="Plain Table 5" style:family="paragraph" style:parent-style-name="Normal_20_Table" style:default-outline-level="">
      <style:text-properties fo:language="en" fo:country="US"/>
    </style:style>
    <style:style style:name="Grid_20_Table_20_1_20_Light" style:display-name="Grid Table 1 Light" style:family="paragraph" style:parent-style-name="Normal_20_Table" style:default-outline-level="">
      <style:text-properties fo:language="en" fo:country="US"/>
    </style:style>
    <style:style style:name="Grid_20_Table_20_2" style:display-name="Grid Table 2" style:family="paragraph" style:parent-style-name="Normal_20_Table" style:default-outline-level="">
      <style:text-properties fo:language="en" fo:country="US"/>
    </style:style>
    <style:style style:name="Grid_20_Table_20_3" style:display-name="Grid Table 3" style:family="paragraph" style:parent-style-name="Normal_20_Table" style:default-outline-level="">
      <style:text-properties fo:language="en" fo:country="US"/>
    </style:style>
    <style:style style:name="Grid_20_Table_20_2_20_Accent_20_2" style:display-name="Grid Table 2 Accent 2" style:family="paragraph" style:parent-style-name="Normal_20_Table" style:default-outline-level="">
      <style:text-properties fo:language="en" fo:country="US"/>
    </style:style>
    <style:style style:name="Grid_20_Table_20_1_20_Light_20_Accent_20_3" style:display-name="Grid Table 1 Light Accent 3" style:family="paragraph" style:parent-style-name="Normal_20_Table" style:default-outline-level="">
      <style:text-properties fo:language="en" fo:country="US"/>
    </style:style>
    <style:style style:name="Grid_20_Table_20_1_20_Light_20_Accent_20_5" style:display-name="Grid Table 1 Light Accent 5" style:family="paragraph" style:parent-style-name="Normal_20_Table" style:default-outline-level="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Überschrift_20_1_20_Zchn_2c_Ü1_20_Zchn" style:display-name="Überschrift 1 Zchn,Ü1 Zchn" style:family="text" style:parent-style-name="Default_20_Paragraph_20_Font">
      <style:text-properties fo:color="#262626" loext:opacity="100%" fo:font-size="16pt" style:font-name-asian="Times New Roman1" style:font-family-asian="'Times New Roman'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Überschrift_20_2_20_Zchn_2c_Ü2_20_Zchn" style:display-name="Überschrift 2 Zchn,Ü2 Zchn" style:family="text" style:parent-style-name="Default_20_Paragraph_20_Font">
      <style:text-properties fo:color="#262626" loext:opacity="100%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Kursiv_20_Zchn" style:display-name="Kursiv Zchn" style:family="text" style:parent-style-name="Default_20_Paragraph_20_Font">
      <style:text-properties fo:font-style="italic" style:font-style-asian="italic"/>
    </style:style>
    <style:style style:name="Überschrift_20_3_20_Zchn_2c_Ü3_20_Zchn" style:display-name="Überschrift 3 Zchn,Ü3 Zchn" style:family="text" style:parent-style-name="Default_20_Paragraph_20_Font">
      <style:text-properties fo:color="#0d0d0d" loext:opacity="100%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Überschrift_20_4_20_Zchn_2c_Ü4_20_Zchn" style:display-name="Überschrift 4 Zchn,Ü4 Zchn" style:family="text" style:parent-style-name="Default_20_Paragraph_20_Font">
      <style:text-properties fo:color="#404040" loext:opacity="100%" fo:font-style="italic" style:font-name-asian="Times New Roman1" style:font-family-asian="'Times New Roman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el_20_Zchn" style:display-name="Titel Zchn" style:family="text" style:parent-style-name="Default_20_Paragraph_20_Font">
      <style:text-properties fo:font-size="28pt" fo:letter-spacing="-0.018cm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Untertitel_20_Zchn_2c_UT_20_weit_20_Zchn" style:display-name="Untertitel Zchn,UT weit Zchn" style:family="text" style:parent-style-name="Default_20_Paragraph_20_Font">
      <style:text-properties fo:color="#5a5a5a" loext:opacity="100%" fo:letter-spacing="0.026cm"/>
    </style:style>
    <style:style style:name="Inhaltsverzeichnis_20_Zchn_2c_Inhvz._20_Zchn" style:display-name="Inhaltsverzeichnis Zchn,Inhvz. Zchn" style:family="text">
      <style:text-properties fo:font-size="12pt" fo:language="de" fo:country="DE" style:letter-kerning="true" style:font-size-asian="12pt" style:language-asian="de" style:country-asian="DE"/>
    </style:style>
    <style:style style:name="Citavi_20_Bibliography_20_Entry_20_Zchn" style:display-name="Citavi Bibliography Entry Zchn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Helvetica1" style:font-family-asian="Helvetica" style:font-family-generic-asian="system" style:font-pitch-asian="variable" style:font-size-asian="12pt" style:language-asian="de" style:country-asian="DE"/>
    </style:style>
    <style:style style:name="Citavi_20_Bibliography_20_Heading_20_Zchn" style:display-name="Citavi Bibliography Heading Zchn" style:family="text" style:parent-style-name="Default_20_Paragraph_20_Font">
      <style:text-properties style:font-name="Times New Roman" fo:font-family="'Times New Roman'" style:font-family-generic="roman" style:font-pitch="variable" fo:font-size="16pt" fo:letter-spacing="0.035cm" style:letter-kerning="true" style:font-name-asian="Times New Roman1" style:font-family-asian="'Times New Roman'" style:font-family-generic-asian="system" style:font-pitch-asian="variable" style:font-size-asian="16pt" style:language-asian="de" style:country-asian="DE" style:font-size-complex="16pt" style:font-weight-complex="bold"/>
    </style:style>
    <style:style style:name="Überschrift_20_5_20_Zchn_2c_Ü5_20_Zchn" style:display-name="Überschrift 5 Zchn,Ü5 Zchn" style:family="text" style:parent-style-name="Default_20_Paragraph_20_Font">
      <style:text-properties fo:color="#404040" loext:opacity="100%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Überschrift_20_7_20_Zchn" style:display-name="Überschrift 7 Zchn" style:family="text" style:parent-style-name="Default_20_Paragraph_20_Font">
      <style:text-properties fo:font-style="italic" style:font-name-asian="Times New Roman1" style:font-family-asian="'Times New Roman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262626" loext:opacity="100%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Überschrift_20_9_20_Zchn" style:display-name="Überschrift 9 Zchn" style:family="text" style:parent-style-name="Default_20_Paragraph_20_Font">
      <style:text-properties fo:color="#262626" loext:opacity="100%" fo:font-size="10.5pt" fo:font-style="italic" style:font-name-asian="Times New Roman1" style:font-family-asian="'Times New Roman'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Fußnotentext_20_Zchn_2c_Fuß.TX_20_Zchn" style:display-name="Fußnotentext Zchn,Fuß.TX Zchn" style:family="text" style:parent-style-name="Default_20_Paragraph_20_Font">
      <style:text-properties style:font-name="Helvetica" fo:font-family="Helvetica" style:font-family-generic="roman" style:font-pitch="variable" fo:font-size="10pt" fo:language="en" fo:country="US" style:font-size-asian="10pt" style:language-asian="de" style:country-asian="DE" style:font-size-complex="10pt"/>
    </style:style>
    <style:style style:name="Kommentartext_20_Zchn" style:display-name="Kommentartext Zchn" style:family="text" style:parent-style-name="Default_20_Paragraph_20_Font">
      <style:text-properties style:font-name="Helvetica" fo:font-family="Helvetica" style:font-family-generic="roman" style:font-pitch="variable" fo:font-size="10pt" fo:language="en" fo:country="US" style:font-size-asian="10pt" style:language-asian="de" style:country-asian="DE" style:font-size-complex="10pt"/>
    </style:style>
    <style:style style:name="Kopfzeile_20_Zchn" style:display-name="Kopfzeile Zchn" style:family="text" style:parent-style-name="Default_20_Paragraph_20_Font">
      <style:text-properties fo:color="#595959" loext:opacity="100%" style:font-name="Helvetica" fo:font-family="Helvetica" style:font-family-generic="roman" style:font-pitch="variable" fo:font-size="10pt" fo:language="en" fo:country="US" style:font-size-asian="10pt" style:language-asian="de" style:country-asian="DE"/>
    </style:style>
    <style:style style:name="Fußzeile_20_Zchn" style:display-name="Fußzeile Zchn" style:family="text" style:parent-style-name="Default_20_Paragraph_20_Font">
      <style:text-properties fo:color="#595959" loext:opacity="100%" style:font-name="Helvetica" fo:font-family="Helvetica" style:font-family-generic="roman" style:font-pitch="variable" fo:font-size="10pt" fo:language="en" fo:country="US" style:font-size-asian="10pt" style:language-asian="de" style:country-asian="DE"/>
    </style:style>
    <style:style style:name="footnote_20_reference_2c_Fuß.zchn" style:display-name="footnote reference,Fuß.zchn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ne_20_number" style:display-name="line number" style:family="text" style:parent-style-name="Default_20_Paragraph_20_Font"/>
    <style:style style:name="Internet_20_link" style:display-name="Internet link" style:family="text" style:parent-style-name="Default_20_Paragraph_20_Font">
      <style:text-properties fo:font-variant="normal" fo:text-transform="none" style:use-window-font-color="true" loext:opacity="0%" style:text-line-through-style="none" style:text-line-through-type="none" style:font-name="Helvetica" fo:font-family="Helvetica" style:font-family-generic="roman" style:font-pitch="variable" style:text-underline-style="none" text:display="true"/>
    </style:style>
    <style:style style:name="Strong" style:family="text" style:parent-style-name="Default_20_Paragraph_20_Font">
      <style:text-properties style:use-window-font-color="true" loext:opacity="0%" fo:font-weight="bold" style:font-weight-asian="bold" style:font-weight-complex="bold"/>
    </style:style>
    <style:style style:name="Emphasis" style:family="text" style:parent-style-name="Default_20_Paragraph_20_Font">
      <style:text-properties style:use-window-font-color="true" loext:opacity="0%" fo:font-style="italic" style:font-style-asian="italic" style:font-style-complex="italic"/>
    </style:style>
    <style:style style:name="Kommentarthema_20_Zchn" style:display-name="Kommentarthema Zchn" style:family="text" style:parent-style-name="Kommentartext_20_Zchn">
      <style:text-properties style:font-name="Helvetica" fo:font-family="Helvetica" style:font-family-generic="roman" style:font-pitch="variable" fo:font-size="10pt" fo:language="en" fo:country="US" fo:font-weight="bold" style:font-size-asian="10pt" style:language-asian="de" style:country-asian="DE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de" style:country-asian="DE" style:font-name-complex="Segoe UI1" style:font-family-complex="'Segoe UI'" style:font-family-generic-complex="system" style:font-pitch-complex="variable" style:font-size-complex="9pt"/>
    </style:style>
    <style:style style:name="Kein_20_Leerraum_20_Zchn" style:display-name="Kein Leerraum Zchn" style:family="text" style:parent-style-name="Default_20_Paragraph_20_Font">
      <style:text-properties style:font-name="Helvetica" fo:font-family="Helvetica" style:font-family-generic="roman" style:font-pitch="variable" fo:language="en" fo:country="US" style:language-asian="de" style:country-asian="DE"/>
    </style:style>
    <style:style style:name="Zitat_20_Zchn" style:display-name="Zitat Zchn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/>
    </style:style>
    <style:style style:name="Intense_20_Reference" style:display-name="Intense Reference" style:family="text" style:parent-style-name="Default_20_Paragraph_20_Font">
      <style:text-properties fo:font-variant="small-caps" fo:color="#404040" loext:opacity="100%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18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8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85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6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7" text:style-name="ListLabel_20_28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0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32" style:num-format="1" text:display-levels="2">
        <style:list-level-properties text:list-level-position-and-space-mode="label-alignment">
          <style:list-level-label-alignment text:label-followed-by="listtab" fo:text-indent="-1.84cm" fo:margin-left="2.54cm"/>
        </style:list-level-properties>
      </text:list-level-style-number>
      <text:list-level-style-number text:level="3" text:style-name="ListLabel_20_33" style:num-format="1" text:display-levels="3">
        <style:list-level-properties text:list-level-position-and-space-mode="label-alignment" fo:text-align="end">
          <style:list-level-label-alignment text:label-followed-by="listtab" text:list-tab-stop-position="3.401cm" fo:text-indent="-0.61cm" fo:margin-left="3.15cm"/>
        </style:list-level-properties>
      </text:list-level-style-number>
      <text:list-level-style-number text:level="4" text:style-name="ListLabel_20_34" style:num-format="1" text:display-levels="4">
        <style:list-level-properties text:list-level-position-and-space-mode="label-alignment">
          <style:list-level-label-alignment text:label-followed-by="listtab" text:list-tab-stop-position="4.44cm" fo:text-indent="-1.679cm" fo:margin-left="4.219cm"/>
        </style:list-level-properties>
      </text:list-level-style-number>
      <text:list-level-style-number text:level="5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ListLabel_20_41" style:num-format="1" text:display-levels="2">
        <style:list-level-properties text:list-level-position-and-space-mode="label-alignment">
          <style:list-level-label-alignment text:label-followed-by="listtab" fo:text-indent="-1.02cm" fo:margin-left="1.319cm"/>
        </style:list-level-properties>
      </text:list-level-style-number>
      <text:list-level-style-number text:level="3" text:style-name="ListLabel_20_42" style:num-format="1" text:display-levels="3">
        <style:list-level-properties text:list-level-position-and-space-mode="label-alignment">
          <style:list-level-label-alignment text:label-followed-by="listtab" fo:text-indent="-0.482cm" fo:margin-left="1.501cm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499cm" fo:margin-left="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5" text:style-name="ListLabel_20_4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44" style:num-format="i" text:display-levels="2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number>
      <text:list-level-style-number text:level="7" text:style-name="ListLabel_20_45" style:num-format="1" text:display-levels="2">
        <style:list-level-properties text:list-level-position-and-space-mode="label-alignment">
          <style:list-level-label-alignment text:label-followed-by="listtab" fo:text-indent="-0.635cm" fo:margin-left="7.385cm"/>
        </style:list-level-properties>
      </text:list-level-style-number>
      <text:list-level-style-number text:level="8" text:style-name="ListLabel_20_4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02cm"/>
        </style:list-level-properties>
      </text:list-level-style-number>
      <text:list-level-style-number text:level="9" text:style-name="ListLabel_20_47" style:num-format="i" text:display-levels="2">
        <style:list-level-properties text:list-level-position-and-space-mode="label-alignment">
          <style:list-level-label-alignment text:label-followed-by="listtab" fo:text-indent="-0.635cm" fo:margin-left="8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8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9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2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5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6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7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8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9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6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2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3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5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6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68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9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7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7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2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7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7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5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76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7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8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79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8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8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2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8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8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86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87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88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89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9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9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2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7" text:style-name="ListLabel_20_93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5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fo:text-indent="-1.84cm" fo:margin-left="2.54cm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 fo:text-align="end">
          <style:list-level-label-alignment text:label-followed-by="listtab" text:list-tab-stop-position="3.401cm" fo:text-indent="-0.61cm" fo:margin-left="3.15cm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text:list-tab-stop-position="4.44cm" fo:text-indent="-1.679cm" fo:margin-left="4.219cm"/>
        </style:list-level-properties>
      </text:list-level-style-number>
      <text:list-level-style-number text:level="5" text:style-name="ListLabel_20_10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4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5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ListLabel_20_106" style:num-format="1" text:display-levels="2">
        <style:list-level-properties text:list-level-position-and-space-mode="label-alignment">
          <style:list-level-label-alignment text:label-followed-by="listtab" fo:text-indent="-1.02cm" fo:margin-left="1.319cm"/>
        </style:list-level-properties>
      </text:list-level-style-number>
      <text:list-level-style-number text:level="3" text:style-name="ListLabel_20_107" style:num-format="1" text:display-levels="3">
        <style:list-level-properties text:list-level-position-and-space-mode="label-alignment">
          <style:list-level-label-alignment text:label-followed-by="listtab" fo:text-indent="-0.482cm" fo:margin-left="1.501cm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499cm" fo:margin-left="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5" text:style-name="ListLabel_20_10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109" style:num-format="i" text:display-levels="2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number>
      <text:list-level-style-number text:level="7" text:style-name="ListLabel_20_110" style:num-format="1" text:display-levels="2">
        <style:list-level-properties text:list-level-position-and-space-mode="label-alignment">
          <style:list-level-label-alignment text:label-followed-by="listtab" fo:text-indent="-0.635cm" fo:margin-left="7.385cm"/>
        </style:list-level-properties>
      </text:list-level-style-number>
      <text:list-level-style-number text:level="8" text:style-name="ListLabel_20_1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02cm"/>
        </style:list-level-properties>
      </text:list-level-style-number>
      <text:list-level-style-number text:level="9" text:style-name="ListLabel_20_112" style:num-format="i" text:display-levels="2">
        <style:list-level-properties text:list-level-position-and-space-mode="label-alignment">
          <style:list-level-label-alignment text:label-followed-by="listtab" fo:text-indent="-0.635cm" fo:margin-left="8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13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4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1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16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17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18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19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7" text:style-name="ListLabel_20_158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5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60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6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62" style:num-format="1" text:display-levels="2">
        <style:list-level-properties text:list-level-position-and-space-mode="label-alignment">
          <style:list-level-label-alignment text:label-followed-by="listtab" fo:text-indent="-1.84cm" fo:margin-left="2.54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 fo:text-align="end">
          <style:list-level-label-alignment text:label-followed-by="listtab" text:list-tab-stop-position="3.401cm" fo:text-indent="-0.61cm" fo:margin-left="3.15cm"/>
        </style:list-level-properties>
      </text:list-level-style-number>
      <text:list-level-style-number text:level="4" text:style-name="ListLabel_20_164" style:num-format="1" text:display-levels="4">
        <style:list-level-properties text:list-level-position-and-space-mode="label-alignment">
          <style:list-level-label-alignment text:label-followed-by="listtab" text:list-tab-stop-position="4.44cm" fo:text-indent="-1.679cm" fo:margin-left="4.219cm"/>
        </style:list-level-properties>
      </text:list-level-style-number>
      <text:list-level-style-number text:level="5" text:style-name="ListLabel_20_16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70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ListLabel_20_171" style:num-format="1" text:display-levels="2">
        <style:list-level-properties text:list-level-position-and-space-mode="label-alignment">
          <style:list-level-label-alignment text:label-followed-by="listtab" fo:text-indent="-1.02cm" fo:margin-left="1.319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0.482cm" fo:margin-left="1.501cm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499cm" fo:margin-left="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5" text:style-name="ListLabel_20_17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174" style:num-format="i" text:display-levels="2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number>
      <text:list-level-style-number text:level="7" text:style-name="ListLabel_20_175" style:num-format="1" text:display-levels="2">
        <style:list-level-properties text:list-level-position-and-space-mode="label-alignment">
          <style:list-level-label-alignment text:label-followed-by="listtab" fo:text-indent="-0.635cm" fo:margin-left="7.385cm"/>
        </style:list-level-properties>
      </text:list-level-style-number>
      <text:list-level-style-number text:level="8" text:style-name="ListLabel_20_17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02cm"/>
        </style:list-level-properties>
      </text:list-level-style-number>
      <text:list-level-style-number text:level="9" text:style-name="ListLabel_20_177" style:num-format="i" text:display-levels="2">
        <style:list-level-properties text:list-level-position-and-space-mode="label-alignment">
          <style:list-level-label-alignment text:label-followed-by="listtab" fo:text-indent="-0.635cm" fo:margin-left="8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78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9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8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82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8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8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85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6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67kox</meta:initial-creator>
    <meta:creation-date>2021-06-09T09:27:00</meta:creation-date>
    <dc:date>2021-06-09T10:18:34.574000000</dc:date>
    <meta:editing-cycles>4</meta:editing-cycles>
    <meta:editing-duration>PT23S</meta:editing-duration>
    <meta:generator>LibreOffice/7.0.6.2$Windows_X86_64 LibreOffice_project/144abb84a525d8e30c9dbbefa69cbbf2d8d4ae3b</meta:generator>
    <dc:creator>Markus Bauer</dc:creator>
    <meta:document-statistic meta:table-count="0" meta:image-count="0" meta:object-count="0" meta:page-count="1" meta:paragraph-count="3" meta:word-count="45" meta:character-count="300" meta:non-whitespace-character-count="260"/>
    <meta:user-defined meta:name="Operator">ga67kox</meta:user-defined>
  </office:meta>
</office:document-meta>
</file>